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NewRoman" svg:font-family="TimesNewRoman, 'Times New Roman', Times, Baskerville,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27"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28" style:family="paragraph" style:parent-style-name="Standard">
      <style:text-properties officeooo:paragraph-rsid="002f19d6"/>
    </style:style>
    <style:style style:name="P29"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30"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31"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27">Senior Thesis Proposal</text:p>
      <text:p text:style-name="P1"/>
      <text:p text:style-name="P26">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1555316695" text:style-name="L1">
        <text:list-item>
          <text:p text:style-name="P29">I will mention the trends in MML politics and a summa<text:span text:style-name="T2">ry</text:span> of the major sentiments regarding their effects as <text:span text:style-name="T2">they </text:span>relate to labor market outcomes.</text:p>
        </text:list-item>
        <text:list-item>
          <text:p text:style-name="P29">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independent variable (labor force participation rates) and the dependent variable (The enactment of Medical Marijuana Laws or MMLs).</text:span></text:p>
      <text:p text:style-name="P10"/>
      <text:list xml:id="list3444448818" text:style-name="L2">
        <text:list-item>
          <text:p text:style-name="P30">Despite a record low American unemployment rate in recent years, and a surplus of available jobs, the labor force participation rate in the country has significantly diminished, especially when considering prime-working-age males.</text:p>
        </text:list-item>
        <text:list-item>
          <text:p text:style-name="P30">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text:span></text:p>
      <text:p text:style-name="P11"/>
      <text:p text:style-name="P16"><text:soft-page-break/>Here I will also submit hypotheses on what I believe my data will show regarding the different facets of the relationship that I am investigating.</text:p>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4"/>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text:soft-page-break/></text:p>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text:soft-page-break/><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28">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8).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 </text:p>
      <text:p text:style-name="P13"/>
      <text:p text:style-name="P14"><text:soft-page-break/>Nicholas, L. H., &amp; Maclean, J. C. (2019). The effect of medical marijuana laws on the health and labor supply of older adults: Evidence from the Health and Retirement Study. Journal of Policy Analysis and Management, 38(2), 455-480.</text:p>
      <text:p text:style-name="P13"/>
      <text:p text:style-name="P13">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NewRoman" svg:font-family="TimesNewRoman, 'Times New Roman', Times, Baskerville,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19-11-28T16:12:04.840216142</dc:date>
    <meta:editing-duration>PT50M47S</meta:editing-duration>
    <meta:editing-cycles>12</meta:editing-cycles>
    <meta:generator>LibreOffice/6.0.7.3$Linux_X86_64 LibreOffice_project/00m0$Build-3</meta:generator>
    <meta:document-statistic meta:table-count="0" meta:image-count="0" meta:object-count="0" meta:page-count="5" meta:paragraph-count="62" meta:word-count="1554" meta:character-count="10267" meta:non-whitespace-character-count="8777"/>
  </office:meta>
</office:document-meta>
</file>